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CEA00000F54EEF0AA68AF9EC77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4.913cm" svg:x="0cm" svg:y="2.394cm">
          <draw:image xlink:href="Pictures/1000000000000CEA00000F54EEF0AA68AF9EC77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2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5.5.2$Windows_X86_64 LibreOffice_project/ca8fe7424262805f223b9a2334bc7181abbcbf5e</meta:generator>
  </office:meta>
</office:document-meta>
</file>